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2dc82" officeooo:paragraph-rsid="003051cc"/>
    </style:style>
    <style:style style:name="P2" style:family="paragraph" style:parent-style-name="Text_20_body">
      <style:text-properties officeooo:rsid="0022dc82" officeooo:paragraph-rsid="00305627"/>
    </style:style>
    <style:style style:name="P3" style:family="paragraph" style:parent-style-name="Text_20_body">
      <style:text-properties officeooo:rsid="0022dc82" officeooo:paragraph-rsid="003313ce"/>
    </style:style>
    <style:style style:name="P4" style:family="paragraph" style:parent-style-name="Text_20_body">
      <style:text-properties officeooo:paragraph-rsid="003051cc"/>
    </style:style>
    <style:style style:name="P5" style:family="paragraph" style:parent-style-name="Heading_20_2">
      <style:text-properties officeooo:paragraph-rsid="003051cc"/>
    </style:style>
    <style:style style:name="P6" style:family="paragraph" style:parent-style-name="Heading_20_3">
      <style:text-properties officeooo:paragraph-rsid="003051cc"/>
    </style:style>
    <style:style style:name="P7" style:family="paragraph" style:parent-style-name="Heading_20_3">
      <style:paragraph-properties fo:margin-top="0.101cm" fo:margin-bottom="0.101cm" loext:contextual-spacing="false"/>
      <style:text-properties officeooo:paragraph-rsid="003051cc"/>
    </style:style>
    <style:style style:name="P8" style:family="paragraph" style:parent-style-name="Text_20_body">
      <style:text-properties officeooo:rsid="001efdf8" officeooo:paragraph-rsid="003774df"/>
    </style:style>
    <style:style style:name="P9" style:family="paragraph" style:parent-style-name="Text_20_body">
      <style:text-properties officeooo:rsid="001f1efa" officeooo:paragraph-rsid="003774df"/>
    </style:style>
    <style:style style:name="P10" style:family="paragraph" style:parent-style-name="Text_20_body">
      <style:text-properties officeooo:rsid="001fd429" officeooo:paragraph-rsid="003774df"/>
    </style:style>
    <style:style style:name="P11" style:family="paragraph" style:parent-style-name="Text_20_body">
      <style:text-properties officeooo:paragraph-rsid="003774df"/>
    </style:style>
    <style:style style:name="P12" style:family="paragraph" style:parent-style-name="Heading_20_1" style:master-page-name="Right_20_Page">
      <style:paragraph-properties style:page-number="auto"/>
      <style:text-properties officeooo:rsid="001f1efa" officeooo:paragraph-rsid="003774df"/>
    </style:style>
    <style:style style:name="P13" style:family="paragraph" style:parent-style-name="Heading_20_2">
      <style:text-properties officeooo:paragraph-rsid="003774df"/>
    </style:style>
    <style:style style:name="P14" style:family="paragraph" style:parent-style-name="Heading_20_3">
      <style:text-properties officeooo:rsid="0027116b" officeooo:paragraph-rsid="003774df"/>
    </style:style>
    <style:style style:name="P15" style:family="paragraph" style:parent-style-name="Heading_20_3">
      <style:text-properties officeooo:rsid="001efdf8" officeooo:paragraph-rsid="003774df"/>
    </style:style>
    <style:style style:name="P16" style:family="paragraph" style:parent-style-name="Heading_20_3">
      <style:text-properties officeooo:paragraph-rsid="003774df"/>
    </style:style>
    <style:style style:name="P17" style:family="paragraph" style:parent-style-name="Standard">
      <style:text-properties style:font-name="Courier 10 Pitch" fo:font-size="16pt" officeooo:rsid="00045ea4" officeooo:paragraph-rsid="003774df" style:font-size-asian="16pt" style:font-size-complex="16pt"/>
    </style:style>
    <style:style style:name="T1" style:family="text">
      <style:text-properties officeooo:rsid="003c649f"/>
    </style:style>
    <style:style style:name="T2" style:family="text">
      <style:text-properties officeooo:rsid="0022dc82"/>
    </style:style>
    <style:style style:name="T3" style:family="text">
      <style:text-properties officeooo:rsid="0033b7d7"/>
    </style:style>
    <style:style style:name="T4" style:family="text">
      <style:text-properties officeooo:rsid="0027116b"/>
    </style:style>
    <style:style style:name="T5" style:family="text">
      <style:text-properties officeooo:rsid="001f1efa"/>
    </style:style>
    <style:style style:name="T6" style:family="text">
      <style:text-properties officeooo:rsid="000f14e3"/>
    </style:style>
    <style:style style:name="T7" style:family="text">
      <style:text-properties officeooo:rsid="001fd429"/>
    </style:style>
    <style:style style:name="T8" style:family="text">
      <style:text-properties officeooo:rsid="001dad2a"/>
    </style:style>
    <style:style style:name="T9" style:family="text">
      <style:text-properties officeooo:rsid="001efdf8"/>
    </style:style>
    <style:style style:name="T10" style:family="text">
      <style:text-properties officeooo:rsid="003774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Approaching Lavender</text:h>
      <text:p text:style-name="P13">(<text:span text:style-name="T5">Gordon Lightfoot</text:span>)</text:p>
      <text:p text:style-name="P16"><text:span text:style-name="T9">[VERSE 1]</text:span></text:p>
      <text:p text:style-name="P8">C <text:s text:c="15"/>Cmaj7 <text:s text:c="9"/>C7</text:p>
      <text:p text:style-name="P8">If you'd like to spend the afternoon</text:p>
      <text:p text:style-name="P8"><text:s text:c="12"/>F</text:p>
      <text:p text:style-name="P8">approaching Lavender</text:p>
      <text:p text:style-name="P8"><text:s text:c="7"/>Fm <text:s text:c="16"/>C</text:p>
      <text:p text:style-name="P8">You'll feel just fine but one thing's sure</text:p>
      <text:p text:style-name="P8"><text:s text:c="20"/>G</text:p>
      <text:p text:style-name="P8">You'll never be the same</text:p>
      <text:p text:style-name="P8">C <text:s text:c="15"/>Cmaj7</text:p>
      <text:p text:style-name="P8">If you'd like to try your hand</text:p>
      <text:p text:style-name="P8"><text:s text:c="3"/>C7 <text:s text:c="11"/>F</text:p>
      <text:p text:style-name="P8">at understanding Lavender</text:p>
      <text:p text:style-name="P8">Fm <text:s text:c="14"/>C <text:s text:c="27"/>G</text:p>
      <text:p text:style-name="P8">Then you must be very sure <text:span text:style-name="T10">t</text:span>hat life is not a game</text:p>
      <text:p text:style-name="P8">C <text:s text:c="13"/>Cmaj7 <text:s text:c="11"/>C7</text:p>
      <text:p text:style-name="P8">You might even learn a thing or two</text:p>
      <text:p text:style-name="P8"><text:s text:c="12"/>F</text:p>
      <text:p text:style-name="P8">approaching Lavender</text:p>
      <text:p text:style-name="P8">Fm <text:s text:c="17"/>C</text:p>
      <text:p text:style-name="P8">You'll soon be on a one night tour</text:p>
      <text:p text:style-name="P8"><text:s text:c="20"/>G</text:p>
      <text:p text:style-name="P8">Forgetting your own name</text:p>
      <text:p text:style-name="P8">C <text:s text:c="15"/>Cmaj7 <text:s text:c="9"/>C7 <text:s text:c="11"/>F</text:p>
      <text:p text:style-name="P8">You won't need a reason just to be alone with Lavender</text:p>
      <text:p text:style-name="P8">Fm <text:s text:c="14"/>C</text:p>
      <text:p text:style-name="P8">For the light so warm and pure</text:p>
      <text:p text:style-name="P8"><text:s text:c="21"/>G</text:p>
      <text:p text:style-name="P8">Will draw you like a flame</text:p>
      <text:p text:style-name="P16">[<text:span text:style-name="T5">BRIDGE</text:span>]</text:p>
      <text:p text:style-name="P15">[VERSE 2]</text:p>
      <text:p text:style-name="P9">C <text:s text:c="14"/>Cmaj7</text:p>
      <text:p text:style-name="P8">The colors that surround you there</text:p>
      <text:p text:style-name="P8"><text:soft-page-break/><text:s text:c="5"/><text:span text:style-name="T5">C7 <text:s text:c="13"/>F</text:span></text:p>
      <text:p text:style-name="P8">will be the shade of Lavender</text:p>
      <text:p text:style-name="P9">Fm <text:s text:c="24"/><text:span text:style-name="T9"><text:s text:c="5"/></text:span>C <text:s text:c="13"/>G</text:p>
      <text:p text:style-name="P8">Shadows dancing everywhere <text:span text:style-name="T10">l</text:span>ike flowers in the rain</text:p>
      <text:p text:style-name="P9">C <text:s text:c="17"/>Cmaj7</text:p>
      <text:p text:style-name="P8">You will find your tongue's on fire</text:p>
      <text:p text:style-name="P8"><text:s text:c="6"/><text:span text:style-name="T5">C7 <text:s text:c="11"/>F</text:span></text:p>
      <text:p text:style-name="P8">while lying next to Lavender</text:p>
      <text:p text:style-name="P9">Fm <text:s text:c="18"/>C</text:p>
      <text:p text:style-name="P8">With words you never spoke before</text:p>
      <text:p text:style-name="P8"><text:s text:c="20"/><text:span text:style-name="T5">G</text:span></text:p>
      <text:p text:style-name="P8">And <text:span text:style-name="T5">could</text:span> not speak again</text:p>
      <text:p text:style-name="P9">C <text:s text:c="7"/>Cmaj7 <text:s text:c="4"/><text:span text:style-name="T9"><text:s text:c="2"/></text:span>C7 <text:s text:c="12"/>F</text:p>
      <text:p text:style-name="P8">Oh sweet Lavender, I understand you perfectly</text:p>
      <text:p text:style-name="P9">Fm <text:s text:c="18"/>C</text:p>
      <text:p text:style-name="P8">There is no way that I can see</text:p>
      <text:p text:style-name="P8"><text:s text:c="14"/><text:span text:style-name="T5">G</text:span></text:p>
      <text:p text:style-name="P8">You living by yourself</text:p>
      <text:p text:style-name="P9">C <text:s text:c="7"/>Cmaj7 <text:s text:c="4"/><text:span text:style-name="T9"><text:s text:c="2"/></text:span>C7 <text:s text:c="14"/>F</text:p>
      <text:p text:style-name="P8">Oh sweet Lavender, I must be with you constantly</text:p>
      <text:p text:style-name="P9">Fm <text:s text:c="20"/>C</text:p>
      <text:p text:style-name="P8">Your presence means so much to me</text:p>
      <text:p text:style-name="P8"><text:s text:c="20"/><text:span text:style-name="T5">G</text:span></text:p>
      <text:p text:style-name="P8">Much more that life itself</text:p>
      <text:p text:style-name="P15">[BRIDGE]</text:p>
      <text:p text:style-name="P15">[VERSE 3]</text:p>
      <text:p text:style-name="P9">C <text:s text:c="7"/>Cmaj7 <text:s text:c="4"/><text:span text:style-name="T9"><text:s text:c="3"/></text:span>C7 <text:s text:c="13"/>F</text:p>
      <text:p text:style-name="P8">Oh sweet Lavender, as fragrant as the name you bear</text:p>
      <text:p text:style-name="P9">Fm <text:s text:c="18"/>C</text:p>
      <text:p text:style-name="P8">Please cast away the clothes you wear</text:p>
      <text:p text:style-name="P8"><text:s text:c="22"/><text:span text:style-name="T7">G</text:span></text:p>
      <text:p text:style-name="P8">And give your love to me</text:p>
      <text:p text:style-name="P10">C <text:s text:c="7"/>Cmaj7 <text:s text:c="4"/><text:span text:style-name="T9"><text:s text:c="5"/></text:span>C7 <text:s text:c="15"/>F</text:p>
      <text:p text:style-name="P8">Oh sweet Lavender, your smile is like the golden sun</text:p>
      <text:p text:style-name="P10">Fm <text:s text:c="17"/>C <text:s text:c="12"/><text:span text:style-name="T9"><text:s text:c="16"/></text:span>G</text:p>
      <text:p text:style-name="P8">I'd love to see you laugh and run As naked as the sea</text:p>
      <text:p text:style-name="P15"><text:soft-page-break/>[<text:span text:style-name="T5">BRIDGE</text:span>]</text:p>
      <text:p text:style-name="P15">[VERSE <text:span text:style-name="T7">4</text:span>]</text:p>
      <text:p text:style-name="P10">C <text:s text:c="15"/>Cmaj7 <text:s text:c="9"/>C7</text:p>
      <text:p text:style-name="P8">If you'd like to spend the afternoon</text:p>
      <text:p text:style-name="P8"><text:s text:c="12"/><text:span text:style-name="T7">F</text:span></text:p>
      <text:p text:style-name="P8">approaching Lavender</text:p>
      <text:p text:style-name="P10">Fm <text:s text:c="19"/>C</text:p>
      <text:p text:style-name="P8">Don't try and get the best of her</text:p>
      <text:p text:style-name="P8"><text:s text:c="23"/><text:span text:style-name="T7">G</text:span></text:p>
      <text:p text:style-name="P8">She will not share the blame</text:p>
      <text:p text:style-name="P10">C <text:s text:c="15"/>Cmaj7</text:p>
      <text:p text:style-name="P8">If you'd like to try your hand at</text:p>
      <text:p text:style-name="P10">C7 <text:s text:c="11"/>F</text:p>
      <text:p text:style-name="P8">understanding Lavender</text:p>
      <text:p text:style-name="P10">Fm <text:s text:c="14"/>C <text:s text:c="8"/><text:span text:style-name="T9"><text:s text:c="19"/></text:span>G</text:p>
      <text:p text:style-name="P8">Then you must be very sure <text:span text:style-name="T10">t</text:span>hat life is not a game</text:p>
      <text:p text:style-name="P10">C <text:s text:c="10"/>G</text:p>
      <text:p text:style-name="P8">There is no shame</text:p>
      <text:p text:style-name="P14"><text:span text:style-name="T4">[OUTRO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28M37S</meta:editing-duration>
    <meta:editing-cycles>39</meta:editing-cycles>
    <meta:generator>LibreOffice/5.3.6.1$MacOSX_X86_64 LibreOffice_project/686f202eff87ef707079aeb7f485847613344eb7</meta:generator>
    <dc:title>Lyrics + Chords</dc:title>
    <dc:date>2017-11-03T16:20:41.877174000</dc:date>
    <meta:print-date>2017-04-03T12:23:29.985893000</meta:print-date>
    <meta:document-statistic meta:table-count="0" meta:image-count="0" meta:object-count="0" meta:page-count="3" meta:paragraph-count="90" meta:word-count="370" meta:character-count="2514" meta:non-whitespace-character-count="137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